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dbb" officeooo:paragraph-rsid="00061dbb"/>
    </style:style>
    <style:style style:name="P2" style:family="paragraph" style:parent-style-name="Standard">
      <style:text-properties officeooo:rsid="0007cd47" officeooo:paragraph-rsid="0007cd47"/>
    </style:style>
    <style:style style:name="P3" style:family="paragraph" style:parent-style-name="Standard">
      <style:text-properties officeooo:rsid="0007cd47" officeooo:paragraph-rsid="0008a3a6"/>
    </style:style>
    <style:style style:name="P4" style:family="paragraph" style:parent-style-name="Standard">
      <style:text-properties officeooo:rsid="0008a3a6" officeooo:paragraph-rsid="0008a3a6"/>
    </style:style>
    <style:style style:name="P5" style:family="paragraph" style:parent-style-name="Standard">
      <style:text-properties officeooo:rsid="00099ea3" officeooo:paragraph-rsid="00099ea3"/>
    </style:style>
    <style:style style:name="P6" style:family="paragraph" style:parent-style-name="Standard">
      <style:text-properties officeooo:rsid="0009aaa4" officeooo:paragraph-rsid="0009aaa4"/>
    </style:style>
    <style:style style:name="P7" style:family="paragraph" style:parent-style-name="Standard">
      <style:text-properties officeooo:rsid="000ac555" officeooo:paragraph-rsid="000ac555"/>
    </style:style>
    <style:style style:name="T1" style:family="text">
      <style:text-properties officeooo:rsid="0007cd47"/>
    </style:style>
    <style:style style:name="T2" style:family="text">
      <style:text-properties style:font-name="Liberation Serif1"/>
    </style:style>
    <style:style style:name="T3" style:family="text">
      <style:text-properties style:font-name="Liberation Serif1" officeooo:rsid="0007cd47"/>
    </style:style>
    <style:style style:name="T4" style:family="text">
      <style:text-properties style:font-name="Liberation Serif1" officeooo:rsid="0008a3a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cted graph: a pair of (V, E) where V is a finite set and E subset of V x V is a set of ordered pairs</text:p>
      <text:p text:style-name="P1">Undirected graph: nodes with no direction</text:p>
      <text:p text:style-name="P1">Maximum number of edges in a digraph(directed Graph) is n(n-1)</text:p>
      <text:p text:style-name="P1">Maximum number of edges in a graph <text:s/>n(n-1) / 2</text:p>
      <text:p text:style-name="P1">Connected digraph: <text:span text:style-name="T1">graph in which the underlying undirected graph is all connected</text:span></text:p>
      <text:p text:style-name="P1"/>
      <text:p text:style-name="P1"/>
      <text:p text:style-name="P2">Adjacency Matrix: </text:p>
      <text:p text:style-name="P2">Determine an edge from Vertex I to Vertex J: O(1)</text:p>
      <text:p text:style-name="P2">Enumerate all edges in graph: <text:span text:style-name="T2">Θ ( |V^2|)</text:span></text:p>
      <text:p text:style-name="P2"><text:span text:style-name="T2">Space complexity of Matrix: Θ ( |V^2|)</text:span></text:p>
      <text:p text:style-name="P2"><text:span text:style-name="T2">Work well for dense graphs but not sparse networks</text:span></text:p>
      <text:p text:style-name="P2"><text:span text:style-name="T2"/></text:p>
      <text:p text:style-name="P2"><text:span text:style-name="T2">Adjacency List:</text:span></text:p>
      <text:p text:style-name="P2"><text:span text:style-name="T2">To determine an edge: Θ ( |V| )</text:span></text:p>
      <text:p text:style-name="P2"><text:span text:style-name="T2">Space complexity of list: Θ ( |E| + |V| )</text:span></text:p>
      <text:p text:style-name="P2"><text:span text:style-name="T2"/></text:p>
      <text:p text:style-name="P2"><text:span text:style-name="T2"/></text:p>
      <text:p text:style-name="P2"><text:span text:style-name="T2">Breadth First:</text:span></text:p>
      <text:p text:style-name="P2"><text:span text:style-name="T2">Visit all neighbors of a vertex before going to the next next level of the graph</text:span></text:p>
      <text:p text:style-name="P4"><text:span text:style-name="T2">Tw(n,m) = </text:span><text:span text:style-name="T3">Θ ( </text:span><text:span text:style-name="T2">n + m)</text:span></text:p>
      <text:p text:style-name="P2"><text:span text:style-name="T2"/></text:p>
      <text:p text:style-name="P2"><text:span text:style-name="T2">Depth First:</text:span></text:p>
      <text:p text:style-name="P4"><text:span text:style-name="T2">Pick a Node and visit it, then visit one of its children that has not been visited yet. If there are no children return and visit the next child of the starting node. If there are no more children to choose from and the graph hasn’t been visited fully then select a random node that hasn’t been visited and start the process over</text:span></text:p>
      <text:p text:style-name="P3"><text:span text:style-name="T4">Tw(n,m) = </text:span><text:span text:style-name="T2">Θ ( </text:span><text:span text:style-name="T4">n + m )</text:span></text:p>
      <text:p text:style-name="P3"><text:span text:style-name="T4"/></text:p>
      <text:p text:style-name="P4"><text:span text:style-name="T2">Topological Sort: </text:span></text:p>
      <text:p text:style-name="P5"><text:span text:style-name="T2">Need a Directed Acyclic Graph: (graph where there is no directed cycle)</text:span></text:p>
      <text:p text:style-name="P5"><text:span text:style-name="T2">Use DFS, Only add a node to a collection after visiting every edge emanating from it</text:span></text:p>
      <text:p text:style-name="P5"><text:span text:style-name="T2">Tw(n,m) = </text:span><text:span text:style-name="T3">Θ ( </text:span><text:span text:style-name="T2">n + m )</text:span></text:p>
      <text:p text:style-name="P5"><text:span text:style-name="T2"/></text:p>
      <text:p text:style-name="P5"><text:span text:style-name="T2">Union-Find Structure (Disjoint Set):</text:span></text:p>
      <text:p text:style-name="P5"><text:span text:style-name="T2">Make Set: Tw = O(1)</text:span></text:p>
      <text:p text:style-name="P5"><text:span text:style-name="T2">Union: Tw = O(1)</text:span></text:p>
      <text:p text:style-name="P5"><text:span text:style-name="T2">Find: Tw = O(n)</text:span></text:p>
      <text:p text:style-name="P6"><text:span text:style-name="T2">Weighing heuristic with initially empty collection: Then n Make Set, union, and find operations take </text:span><text:span text:style-name="T3">Θ</text:span><text:span text:style-name="T2">(n log n) in worst case. Amortized is </text:span><text:span text:style-name="T3">Θ ( </text:span><text:span text:style-name="T2">log n )</text:span></text:p>
      <text:p text:style-name="P6"><text:span text:style-name="T2">Using just the path compression yields the same results as just the weighing heuristic.</text:span></text:p>
      <text:p text:style-name="P6"><text:span text:style-name="T2"/></text:p>
      <text:p text:style-name="P7"><text:span text:style-name="T2">Def have prim and krusko’s algorithm on here</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1:58:22.843858698</meta:creation-date>
    <dc:date>2018-04-05T11:48:25.409696993</dc:date>
    <meta:editing-duration>PT23S</meta:editing-duration>
    <meta:editing-cycles>1</meta:editing-cycles>
    <meta:document-statistic meta:table-count="0" meta:image-count="0" meta:object-count="0" meta:page-count="1" meta:paragraph-count="30" meta:word-count="323" meta:character-count="1655" meta:non-whitespace-character-count="1359"/>
    <meta:generator>LibreOffice/5.1.6.2$Linux_X86_64 LibreOffice_project/10m0$Build-2</meta:generator>
  </office:meta>
</office:document-meta>
</file>